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Noto Sans CJK SC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language-asian="zh" style:country-asian="CN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91.34mm" svg:y="171.32mm">
            <draw:object draw:notify-on-update-of-ranges="Sheet1.J28:Sheet1.J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93.12mm" svg:y="13.89mm">
            <draw:object draw:notify-on-update-of-ranges="Sheet1.J28:Sheet1.J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m(kg)</text:p>
          </table:table-cell>
          <table:table-cell office:value-type="string" calcext:value-type="string">
            <text:p>L(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(ms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12">
            <text:p>0.18236</text:p>
          </table:table-cell>
          <table:table-cell table:style-name="ce2" office:value-type="string" calcext:value-type="string" table:number-columns-spanned="1" table:number-rows-spanned="4">
            <text:p><text:span text:style-name="T1">(55.00</text:span><text:span text:style-name="T1">±0.05)*E-2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 <text:span text:style-name="T2">± 0.2</text:span>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8.6 ± 0.1</text:p>
          </table:table-cell>
          <table:table-cell table:number-columns-repeated="6"/>
        </table:table-row>
        <table:table-row table:style-name="ro2">
          <table:table-cell table:number-columns-repeated="2"/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5.3 ± 0.1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.75 ± 0.05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table:style-name="ce2" office:value-type="string" calcext:value-type="string" table:number-columns-spanned="1" table:number-rows-spanned="4">
            <text:p>(60±0.05)*E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8 ± 0.2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8.5 ± 0.1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5.6 ± 0.1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4.2 ± 0.05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table:style-name="ce2" office:value-type="string" calcext:value-type="string" table:number-columns-spanned="1" table:number-rows-spanned="4">
            <text:p>(70±0.05)*E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2 ± 0.2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0.0 ± 0.1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6.5 ± 0.1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4.8 ± 0.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12">
            <text:p>0.23236</text:p>
          </table:table-cell>
          <table:table-cell table:style-name="ce2" office:value-type="string" calcext:value-type="string" table:number-columns-spanned="1" table:number-rows-spanned="4">
            <text:p><text:span text:style-name="T1">(55.00</text:span><text:span text:style-name="T1">±0.05)*E-2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4 ± 0.2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6.8 ± 0.1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4.50 ± 0.05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.60 ± 0.05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table:style-name="ce2" office:value-type="string" calcext:value-type="string" table:number-columns-spanned="1" table:number-rows-spanned="4">
            <text:p>(60±0.05)*E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8 ± 0.2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7.4 ± 0.1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5.5 ± 0.1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.80 ± 0.05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table:style-name="ce2" office:value-type="string" calcext:value-type="string" table:number-columns-spanned="1" table:number-rows-spanned="4">
            <text:p>(70±0.05)*E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60 ± 0.05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9.0 ± 0.1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5.6 ± 0.1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4.60 ± 0.05</text:p>
          </table:table-cell>
          <table:table-cell/>
          <table:table-cell office:value-type="string" calcext:value-type="string">
            <text:p><text:s/>T ( ms)</text:p>
          </table:table-cell>
          <table:table-cell office:value-type="string" calcext:value-type="string">
            <text:p>T(s)</text:p>
          </table:table-cell>
          <table:table-cell office:value-type="string" calcext:value-type="string">
            <text:p>F = 1/T</text:p>
          </table:table-cell>
          <table:table-cell/>
          <table:table-cell office:value-type="string" calcext:value-type="string">
            <text:p>declive da reta</text:p>
          </table:table-cell>
        </table:table-row>
        <table:table-row table:style-name="ro1">
          <table:table-cell table:number-columns-repeated="2"/>
          <table:table-cell table:style-name="ce2" office:value-type="float" office:value="0.28237" calcext:value-type="float" table:number-columns-spanned="1" table:number-rows-spanned="12">
            <text:p>0,28237</text:p>
          </table:table-cell>
          <table:table-cell table:style-name="ce2" office:value-type="string" calcext:value-type="string" table:number-columns-spanned="1" table:number-rows-spanned="4">
            <text:p><text:span text:style-name="T1">(55.00</text:span><text:span text:style-name="T1">±0.05)*E-2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8 ± 0.2</text:p>
          </table:table-cell>
          <table:table-cell/>
          <table:table-cell office:value-type="float" office:value="12.8" calcext:value-type="float">
            <text:p>12,8</text:p>
          </table:table-cell>
          <table:table-cell table:formula="of:=12.8*10^(-3)" office:value-type="float" office:value="0.0128" calcext:value-type="float">
            <text:p>0,0128</text:p>
          </table:table-cell>
          <table:table-cell table:formula="of:=1/[.I28]" office:value-type="float" office:value="78.125" calcext:value-type="float">
            <text:p>78,125</text:p>
          </table:table-cell>
          <table:table-cell/>
          <table:table-cell table:formula="of:=1/(2*0.55)*([.C28]*9.81/(3.6*10^(-4)))^(0.5)" office:value-type="float" office:value="79.7443357920115" calcext:value-type="float">
            <text:p>79,7443357920115</text:p>
          </table:table-cell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6.6 ± 0.1</text:p>
          </table:table-cell>
          <table:table-cell/>
          <table:table-cell office:value-type="float" office:value="6.6" calcext:value-type="float">
            <text:p>6,6</text:p>
          </table:table-cell>
          <table:table-cell table:formula="of:=6.6*10^(-3)" office:value-type="float" office:value="0.0066" calcext:value-type="float">
            <text:p>0,0066</text:p>
          </table:table-cell>
          <table:table-cell table:formula="of:=1/[.I29]" office:value-type="float" office:value="151.515151515152" calcext:value-type="float">
            <text:p>151,515151515152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4.4 ± 0.05</text:p>
          </table:table-cell>
          <table:table-cell/>
          <table:table-cell office:value-type="float" office:value="4.4" calcext:value-type="float">
            <text:p>4,4</text:p>
          </table:table-cell>
          <table:table-cell table:formula="of:=4.4*10^(-3)" office:value-type="float" office:value="0.0044" calcext:value-type="float">
            <text:p>0,0044</text:p>
          </table:table-cell>
          <table:table-cell table:formula="of:=1/[.I30]" office:value-type="float" office:value="227.272727272727" calcext:value-type="float">
            <text:p>227,272727272727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.40 ± 0.05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3.4*10^(-3)" office:value-type="float" office:value="0.0034" calcext:value-type="float">
            <text:p>0,0034</text:p>
          </table:table-cell>
          <table:table-cell table:formula="of:=1/[.I31]" office:value-type="float" office:value="294.117647058824" calcext:value-type="float">
            <text:p>294,117647058824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table:style-name="ce2" office:value-type="string" calcext:value-type="string" table:number-columns-spanned="1" table:number-rows-spanned="4">
            <text:p>(60±0.05)*E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8 ± 0.2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6.4 ± 0.1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4.4 ± 0.1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.40 ± 0.05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table:style-name="ce2" office:value-type="string" calcext:value-type="string" table:number-columns-spanned="1" table:number-rows-spanned="4">
            <text:p>(70±0.05)*E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 ± 0.2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8.2 ± 0.1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5.4 ± 0.1</text:p>
          </table:table-cell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4.20 ± 0.0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08:28:54.153548046</meta:creation-date>
    <meta:generator>LibreOffice/6.0.7.3$Linux_X86_64 LibreOffice_project/00m0$Build-3</meta:generator>
    <dc:date>2020-02-28T12:00:02.782634913</dc:date>
    <meta:editing-duration>PT56M29S</meta:editing-duration>
    <meta:editing-cycles>16</meta:editing-cycles>
    <meta:document-statistic meta:table-count="1" meta:cell-count="1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57cm" svg:y="3.952cm" style:legend-expansion="high" chart:style-name="ch2"/>
        <chart:plot-area chart:style-name="ch3" table:cell-range-address="Sheet1.J28:Sheet1.J31" svg:x="0.32cm" svg:y="0.18cm" svg:width="11.317cm" svg:height="8.64cm">
          <chartooo:coordinate-region svg:x="1.127cm" svg:y="0.379cm" svg:width="10.41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8:Sheet1.J31" chart:class="chart:line">
            <chart:regression-curve chart:style-name="ch7">
              <chart:equation chart:display-equation="true" chart:display-r-square="false"/>
            </chart:regression-curve>
            <chart:data-point chart:repeated="2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125">
                <text:p>78.125</text:p>
                <draw:g>
                  <svg:desc>Sheet1.J28:Sheet1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.515151515152">
                <text:p>151.515151515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7.272727272727">
                <text:p>227.272727272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4.117647058824">
                <text:p>294.117647058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57cm" svg:y="3.952cm" style:legend-expansion="high" chart:style-name="ch2"/>
        <chart:plot-area chart:style-name="ch3" table:cell-range-address="Sheet1.J28:Sheet1.J31" svg:x="0.32cm" svg:y="0.18cm" svg:width="11.317cm" svg:height="8.64cm">
          <chartooo:coordinate-region svg:x="1.127cm" svg:y="0.379cm" svg:width="10.41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8:Sheet1.J31" chart:class="chart:line">
            <chart:regression-curve chart:style-name="ch7">
              <chart:equation chart:display-equation="true" chart:display-r-square="false"/>
            </chart:regression-curve>
            <chart:data-point chart:repeated="2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125">
                <text:p>78.125</text:p>
                <draw:g>
                  <svg:desc>Sheet1.J28:Sheet1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.515151515152">
                <text:p>151.515151515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7.272727272727">
                <text:p>227.272727272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4.117647058824">
                <text:p>294.1176470588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